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a71d" officeooo:paragraph-rsid="001ba71d"/>
    </style:style>
    <style:style style:name="P2" style:family="paragraph" style:parent-style-name="Text_20_body">
      <style:text-properties fo:font-size="12pt"/>
    </style:style>
    <style:style style:name="T1" style:family="text">
      <style:text-properties officeooo:rsid="00187298"/>
    </style:style>
    <style:style style:name="T2" style:family="text">
      <style:text-properties officeooo:rsid="0019bfde"/>
    </style:style>
    <style:style style:name="T3" style:family="text">
      <style:text-properties officeooo:rsid="001b8b11"/>
    </style:style>
    <style:style style:name="T4" style:family="text">
      <style:text-properties officeooo:rsid="001ba71d"/>
    </style:style>
    <style:style style:name="T5" style:family="text">
      <style:text-properties officeooo:rsid="001d2832"/>
    </style:style>
    <style:style style:name="T6" style:family="text">
      <style:text-properties officeooo:rsid="001f10ab"/>
    </style:style>
    <style:style style:name="T7" style:family="text">
      <style:text-properties fo:font-size="12pt"/>
    </style:style>
    <style:style style:name="T8" style:family="text">
      <style:text-properties officeooo:rsid="00265d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urant mon année de 3ᵉ au collège, j'ai été délégué de ma classe en plus d'être un des deux délégués des délégués du collège (chef des délégués). Cette même année, je me suis également impliqué dans la vie collégienne en fabriquant un appareil d'enquête de satisfaction permettant aux élèves de donner leur avis sur une question posée. Plus d'un élève sur 2 l'utilisait quotidiennement et je récupérais les résultats, faisais les statistiques et entretenais l'appareil tout seul et tous les jours. À chaque fin de mois, j'allais dans le bureau du gestionnaire du collège pour lui donner mes résultats. Cette expérience, en plus des conseils de mes professeurs, m'a finalement encouragé à faire mon oral du brevet sur ce sujet.</text:p>
      <text:p text:style-name="Text_20_body"><text:span text:style-name="T7">L'année suivante, en classe de seconde, j'ai encore été élu délégué de ma classe en plus de faire mon SNU à la fin de l'année scolaire.</text:span></text:p>
      <text:p text:style-name="P2">En 3ᵉ, j'ai eu la chance de faire mon stage d'observation à Saint-Michel-l'Observatoire. Là-bas, j'ai parlé avec plusieurs chercheurs dans des domaines différents et j'ai pu visiter presque tous les bâtiments du site de recherche. Ce stage m'a permis de mieux comprendre le métier de chercheur, ce qu'il implique et l'environnement de travail de ces derniers. J'ai beaucoup apprécié la proximité que j'avais avec les chercheurs du site qui étaient très à l'écoute de leurs stagiaires. Cependant, ce n'est pas dans la zone de recherche que j'ai le plus apprécié ce stage, mais bien dans l'atelier de l'observatoire où j'ai eu la chance de pouvoir me servir de véritables machines d'usinage industrielle en totale autonomie. En somme, ce stage a confirmé la passion que j'avais pour l'étude des planètes et plus largement la compréhension de notre univers, mais aussi mon désir de conserver un côté pratique dans mon travail.</text:p>
      <text:p text:style-name="Text_20_body"><text:span text:style-name="T7">En seconde, après avoir hésité à repartir à l'observatoire Saint-Michel, je suis finalement allé au CEA de Cadarache pour diversifier mon point de vue sur la recherche en allant dans un site plus grand. Là-bas, j'ai pu visiter de nombreux sites d'expérimentation et de recherche et j'ai aussi parlé à une dizaine de chercheurs. Bien que très instructif, ce stage m'a fait réaliser que je préférais travailler dans des centres de recherche en petit comité plutôt que dans des très grands où on ne connaît pas les personnes avec qui on travaille.</text:span></text:p>
      <text:p text:style-name="P2">Durant les vacances d’été 2024, je suis parti faire un séjour linguistique de 3 semaines avec EF International en Californie, à San Diego. Ce séjour m’a été très utile tant dans mon projet d’orientation que dans mon apprentisage de l’anglais, qui s'est beaucoup amélioré. Suite à cela, j’ai décidé de m’entraîner pour passer le TOEFL où j’ai finalement obtenu la note de 96 sur 120.</text:p>
      <text:p text:style-name="P2">Je suis passionné d’informatique et le fonctionnement des ordinateurs en bas niveau me fascine tout particulièrement. J'ai commencé à apprendre la programmation par moi-même en classe de 5ᵉ. J'ai fait quelques projets pendant mes années au collège, comme un jeu vidéo en Python et des bots sur l'application de messagerie Discord . À mon arrivée au lycée, j’ai appris le C++ et, depuis, j'ai réalisé de nombreux projets sur ce langage, notamment ma version de Tetris, de Snake, d'un algorithme de pathfinding, du Jeu de la vie de John Horton Conway… J’ai aussi appris à me servir d’OpenGL et de ses shaders ainsi que de SDL. L’électronique constitue ma deuxième passion, je sais me servir des cartes Arduino que j’utilise pour des petits projets. En juillet 2024, j’ai mis mes connaissances en architecture de processeur à profit en créant un petit processeur programmable capable de réaliser des opérations basiques sur un logiciel de simulation. Je travaille actuellement à la construction d’un ordinateur complet sur breadboard en suivant les vidéos de Ben Eater <text:span text:style-name="T8">sur youtub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17:57:30.256000000</meta:creation-date>
    <dc:date>2025-03-09T16:54:40.368000000</dc:date>
    <meta:editing-duration>PT1H58M34S</meta:editing-duration>
    <meta:editing-cycles>10</meta:editing-cycles>
    <meta:generator>LibreOffice/7.2.4.1$Windows_X86_64 LibreOffice_project/27d75539669ac387bb498e35313b970b7fe9c4f9</meta:generator>
    <meta:document-statistic meta:table-count="0" meta:image-count="0" meta:object-count="0" meta:page-count="1" meta:paragraph-count="6" meta:word-count="626" meta:character-count="3788" meta:non-whitespace-character-count="3168"/>
  </office:meta>
</office:document-meta>
</file>